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charter" svg:font-family="charter, Georgia, Cambria, 'Times New Roman', Times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fd55"/>
    </style:style>
    <style:style style:name="P2" style:family="paragraph" style:parent-style-name="Standard">
      <style:paragraph-properties fo:text-align="start" style:justify-single-word="false"/>
      <style:text-properties officeooo:paragraph-rsid="000afd55"/>
    </style:style>
    <style:style style:name="P3" style:family="paragraph" style:parent-style-name="Standard">
      <style:paragraph-properties fo:text-align="start" style:justify-single-word="false"/>
      <style:text-properties officeooo:paragraph-rsid="000b8589"/>
    </style:style>
    <style:style style:name="P4" style:family="paragraph" style:parent-style-name="Standard">
      <style:paragraph-properties fo:text-align="start" style:justify-single-word="false"/>
      <style:text-properties officeooo:paragraph-rsid="000bcf8b"/>
    </style:style>
    <style:style style:name="T1" style:family="text">
      <style:text-properties fo:font-variant="normal" fo:text-transform="none" fo:color="#000000" loext:opacity="100%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font-name="Arial1" fo:font-size="12pt" fo:font-style="normal" style:text-underline-style="none" fo:font-weight="normal" officeooo:rsid="000afd55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Arial1" fo:font-size="12pt" fo:font-style="normal" style:text-underline-style="none" fo:font-weight="normal" officeooo:rsid="000b8589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Arial1" fo:font-size="12pt" fo:font-style="normal" style:text-underline-style="none" fo:font-weight="normal" officeooo:rsid="000bcf8b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0b858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1" fo:font-weight="bold" officeooo:rsid="000afd55" style:font-weight-asian="bold" style:font-weight-complex="bold"/>
    </style:style>
    <style:style style:name="T7" style:family="text">
      <style:text-properties style:font-name="Arial1" fo:font-style="normal" style:text-underline-style="none" fo:font-weight="normal" officeooo:rsid="000afd55" style:font-style-asian="normal" style:font-weight-asian="normal" style:font-style-complex="normal" style:font-weight-complex="normal"/>
    </style:style>
    <style:style style:name="T8" style:family="text">
      <style:text-properties style:font-name="Arial1" fo:font-style="normal" style:text-underline-style="none" fo:font-weight="normal" officeooo:rsid="000bcf8b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 Linguagem Assembly</text:span></text:p>
      <text:p text:style-name="P2"><text:span text:style-name="T2"/></text:p>
      <text:p text:style-name="P3"><text:span text:style-name="T2"><text:tab/>Assembly é uma linguagem de programação de baixo nível </text:span><text:span text:style-name="T3">criada em 1970 por </text:span><text:span text:style-name="T5">Ken Thompson para facilitar o entendimento e a leitura da “linguagem de máquina”.</text:span></text:p>
      <text:p text:style-name="P3"><text:span text:style-name="T5"><text:tab/></text:span><text:span text:style-name="T1">Cada arquitetura de processador, por exemplo x86 ou ARM, tem um código de máquina diferente com instruções diferentes. </text:span><text:span text:style-name="T2">A</text:span><text:span text:style-name="T1">pós o trabalho de projetar uma nova arquitetura é terminado, não existem ferramentas como compiladores para essa arquitetura, </text:span><text:span text:style-name="T2">e</text:span><text:span text:style-name="T1">ntão é necessário fazer a documentação dessa arquitetura para que os desenvolvedores sejam capazes de estudá-la e projetar ferramentas para as mesmas, ou então, portar ferramentas já existentes para essa arquitetura.</text:span></text:p>
      <text:p text:style-name="P4"><text:span text:style-name="T1"><text:tab/>Dentre as diversas informações que podemos encontrar sobre uma arquitetura, existe o ISA que é o conjunto de instruções do código de máquina que aquela arquitetura contém. Porém, o código de máquina é um tanto quanto difícil de ler. Para facilitar o entendimento e memorização pelos desenvolvedores, as instruções recebem nomes e um formato em texto “mnemônico” que facilita a leitura e o entendimento.<text:line-break/><text:tab/>Assembly nada mais é que uma forma mais fácil de escrever o código de máquina usando-se de uma notação em formato de texto. </text:span><text:span text:style-name="Strong_20_Emphasis"><text:span text:style-name="T1">Todas </text:span></text:span><text:span text:style-name="T1">as instruções da linguagem Assembly são, na verdade, também instruções do código de máquin</text:span><text:span text:style-name="T2">a.</text:span><text:span text:style-name="T1"> </text:span><text:span text:style-name="T2">É</text:span><text:span text:style-name="T1"> exatamente pelo fato de Assembly ser uma notação em texto do código de máquina que cada arquitetura diferente tem uma linguagem Assembly completamente diferente, </text:span><text:span text:style-name="T2">j</text:span><text:span text:style-name="T1">á que, se cada arquitetura tem um código de máquina diferente, consequentemente a sua linguagem Assembly também será diferente.</text:span></text:p>
      <text:p text:style-name="P4"><text:span text:style-name="T1"><text:tab/>Então é </text:span><text:span text:style-name="Strong_20_Emphasis"><text:span text:style-name="T1">por isso </text:span></text:span><text:span text:style-name="T1">que Assembly é uma linguagem de baixo nível, já que suas instruções são as mesmas instruções do código de máquina. Há uma correspondência direta com </text:span><text:span text:style-name="Strong_20_Emphasis"><text:span text:style-name="T1">quase nenhuma abstração </text:span></text:span><text:span text:style-name="T1">do código de máqui</text:span><text:span text:style-name="T4">na.</text:span></text:p>
      <text:p text:style-name="P4"><text:span text:style-name="T4"><text:tab/></text:span><text:span text:style-name="T1">O assembler é o software que converte o código em Assembly para o código de máquina. Existem também adições que o assembler pode fazer para que facilite a programação em Assembly, como por exemplo o pré-processador do NASM que oferece bastante recursos. Isso não quer dizer que seja uma “versão diferente” da linguagem Assembly e nem torna a linguagem “mais alto nível”, isto é apenas um conforto dado pelo assembler.</text:span></text:p>
      <text:p text:style-name="P2"><text:span text:style-name="T7"><text:tab/></text:span><text:span text:style-name="T8">Programar em Assembly pode trazer desvantagens, como grande desproporção entre o conjunto de instruções e as tarefas que o microprocessador normalmente é chamado a executar. Esta desproporção obriga a decompor manualmente cada tarefa em operações elementares que, além de ser um processo demorado e sujeito a erros, não ajuda a manter o código estruturado. Também pode trazer grande dependência relativamente aos detalhes internos do hardware que tem como consequência direta reduzir a portabilidade dos programas.</text:span></text:p>
      <text:p text:style-name="P2"><text:span text:style-name="T8"><text:tab/>A principal vantagem de programar em assembly é poder aproveitar ao máximo as características particulares do hardware onde vai ser executado, conseguindo assim resultados optimizados em tempo de execução e tamanho de código. Outra vantagem é a existência de assembladores gratuitos ou de baixo custo para a totalidade dos microprocessadores, sendo sempre possível programar em assembly, qualquer que seja o microprocessador escolhido. O mesmo já não acontece com linguagens de alto nível, onde nem sempre é possível encontrar um compilador para um dado microprocessad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charter" svg:font-family="charter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23:11:25.900000000</meta:creation-date>
    <dc:date>2022-03-18T23:42:14.336000000</dc:date>
    <meta:editing-duration>PT9M36S</meta:editing-duration>
    <meta:editing-cycles>1</meta:editing-cycles>
    <meta:document-statistic meta:table-count="0" meta:image-count="0" meta:object-count="0" meta:page-count="1" meta:paragraph-count="8" meta:word-count="507" meta:character-count="3277" meta:non-whitespace-character-count="2770"/>
    <meta:generator>LibreOffice/7.3.0.3$Windows_X86_64 LibreOffice_project/0f246aa12d0eee4a0f7adcefbf7c878fc2238db3</meta:generator>
  </office:meta>
</office:document-meta>
</file>